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77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Flags</text:p>
          </table:table-cell>
          <table:table-cell office:value-type="string" table:style-name="ce1">
            <text:p>Time 1</text:p>
          </table:table-cell>
          <table:table-cell office:value-type="string" table:style-name="ce1">
            <text:p>Time 2</text:p>
          </table:table-cell>
          <table:table-cell office:value-type="string" table:style-name="ce1">
            <text:p>Time 3</text:p>
          </table:table-cell>
          <table:table-cell office:value-type="string" table:style-name="ce1">
            <text:p>Time 4</text:p>
          </table:table-cell>
          <table:table-cell office:value-type="string" table:style-name="ce1">
            <text:p>Time 5</text:p>
          </table:table-cell>
          <table:table-cell office:value-type="string" table:style-name="ce1">
            <text:p>Avg Time</text:p>
          </table:table-cell>
          <table:table-cell office:value-type="string" table:style-name="ce1">
            <text:p>Speedu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prof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4" table:style-name="ce1">
            <text:p>0.24</text:p>
          </table:table-cell>
          <table:table-cell office:value-type="float" office:value="0.22799999999999998" table:formula="of:=AVERAGE([.B2:.F2])" table:style-name="ce1">
            <text:p>0.228</text:p>
          </table:table-cell>
          <table:table-cell office:value-type="float" office:value="1.4298245614035088" table:formula="of:=1 / ([.G2]/MAX([.$G$2:.$G$7]))" table:style-name="ce1">
            <text:p>1.4298245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ov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3" table:style-name="ce1">
            <text:p>0.23</text:p>
          </table:table-cell>
          <table:table-cell office:value-type="float" office:value="0.24" table:style-name="ce1">
            <text:p>0.24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26400000000000001" table:formula="of:=AVERAGE([.B3:.F3])" table:style-name="ce1">
            <text:p>0.264</text:p>
          </table:table-cell>
          <table:table-cell office:value-type="float" office:value="1.2348484848484849" table:formula="of:=1 / ([.G3]/MAX([.$G$2:.$G$7]))" table:style-name="ce1">
            <text:p>1.2348484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-g</text:p>
          </table:table-cell>
          <table:table-cell office:value-type="float" office:value="0.18" table:style-name="ce1">
            <text:p>0.18</text:p>
          </table:table-cell>
          <table:table-cell office:value-type="float" office:value="0.19" table:style-name="ce1">
            <text:p>0.19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19600000000000001" table:formula="of:=AVERAGE([.B4:.F4])" table:style-name="ce1">
            <text:p>0.196</text:p>
          </table:table-cell>
          <table:table-cell office:value-type="float" office:value="1.6632653061224492" table:formula="of:=1 / ([.G4]/MAX([.$G$2:.$G$7]))" table:style-name="ce1">
            <text:p>1.6632653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/ -O2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office:value-type="float" office:value="0.28200000000000003" table:formula="of:=AVERAGE([.B5:.F5])" table:style-name="ce1">
            <text:p>0.282</text:p>
          </table:table-cell>
          <table:table-cell office:value-type="float" office:value="1.1560283687943262" table:formula="of:=1 / ([.G5]/MAX([.$G$2:.$G$7]))" table:style-name="ce1">
            <text:p>1.1560283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/ -O3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3" table:style-name="ce1">
            <text:p>0.33</text:p>
          </table:table-cell>
          <table:table-cell office:value-type="float" office:value="0.33" table:style-name="ce1">
            <text:p>0.33</text:p>
          </table:table-cell>
          <table:table-cell office:value-type="float" office:value="0.33" table:style-name="ce1">
            <text:p>0.33</text:p>
          </table:table-cell>
          <table:table-cell office:value-type="float" office:value="0.32600000000000001" table:formula="of:=AVERAGE([.B6:.F6])" table:style-name="ce1">
            <text:p>0.326</text:p>
          </table:table-cell>
          <table:table-cell office:value-type="float" office:value="1" table:formula="of:=1 / ([.G6]/MAX([.$G$2:.$G$7]))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/ -Os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1" table:style-name="ce1">
            <text:p>0.31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3" table:style-name="ce1">
            <text:p>0.3</text:p>
          </table:table-cell>
          <table:table-cell office:value-type="float" office:value="0.29200000000000004" table:formula="of:=AVERAGE([.B7:.F7])" table:style-name="ce1">
            <text:p>0.292</text:p>
          </table:table-cell>
          <table:table-cell office:value-type="float" office:value="1.1164383561643836" table:formula="of:=1 / ([.G7]/MAX([.$G$2:.$G$7]))" table:style-name="ce1">
            <text:p>1.11643835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ags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Relati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prof</text:p>
          </table:table-cell>
          <table:table-cell office:value-type="float" office:value="60992" table:style-name="ce1">
            <text:p>60992</text:p>
          </table:table-cell>
          <table:table-cell office:value-type="float" office:value="2.1020126826578438" table:formula="of:=[.B10]/MIN([.$B$10:.$B$15])" table:style-name="ce1">
            <text:p>2.10201268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cov</text:p>
          </table:table-cell>
          <table:table-cell office:value-type="float" office:value="93248" table:style-name="ce1">
            <text:p>93248</text:p>
          </table:table-cell>
          <table:table-cell office:value-type="float" office:value="3.2136752136752138" table:formula="of:=[.B11]/MIN([.$B$10:.$B$15])" table:style-name="ce1">
            <text:p>3.2136752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g</text:p>
          </table:table-cell>
          <table:table-cell office:value-type="float" office:value="60792" table:style-name="ce1">
            <text:p>60792</text:p>
          </table:table-cell>
          <table:table-cell office:value-type="float" office:value="2.0951199338296114" table:formula="of:=[.B12]/MIN([.$B$10:.$B$15])" table:style-name="ce1">
            <text:p>2.0951199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/ -O2</text:p>
          </table:table-cell>
          <table:table-cell office:value-type="float" office:value="33024" table:style-name="ce1">
            <text:p>33024</text:p>
          </table:table-cell>
          <table:table-cell office:value-type="float" office:value="1.1381306865177834" table:formula="of:=[.B13]/MIN([.$B$10:.$B$15])" table:style-name="ce1">
            <text:p>1.13813068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/ -O3</text:p>
          </table:table-cell>
          <table:table-cell office:value-type="float" office:value="33080" table:style-name="ce1">
            <text:p>33080</text:p>
          </table:table-cell>
          <table:table-cell office:value-type="float" office:value="1.1400606561896884" table:formula="of:=[.B14]/MIN([.$B$10:.$B$15])" table:style-name="ce1">
            <text:p>1.1400606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/ -Os</text:p>
          </table:table-cell>
          <table:table-cell office:value-type="float" office:value="29016" table:style-name="ce1">
            <text:p>29016</text:p>
          </table:table-cell>
          <table:table-cell office:value-type="float" office:value="1" table:formula="of:=[.B15]/MIN([.$B$10:.$B$15]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ags</text:p>
          </table:table-cell>
          <table:table-cell office:value-type="string" table:style-name="ce1">
            <text:p>Time 1</text:p>
          </table:table-cell>
          <table:table-cell office:value-type="string" table:style-name="ce1">
            <text:p>Time 2</text:p>
          </table:table-cell>
          <table:table-cell office:value-type="string" table:style-name="ce1">
            <text:p>Time 3</text:p>
          </table:table-cell>
          <table:table-cell office:value-type="string" table:style-name="ce1">
            <text:p>Time 4</text:p>
          </table:table-cell>
          <table:table-cell office:value-type="string" table:style-name="ce1">
            <text:p>Time 5</text:p>
          </table:table-cell>
          <table:table-cell office:value-type="string" table:style-name="ce1">
            <text:p>Avg Time</text:p>
          </table:table-cell>
          <table:table-cell office:value-type="string" table:style-name="ce1">
            <text:p>Speedu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prof</text:p>
          </table:table-cell>
          <table:table-cell office:value-type="float" office:value="45.81" table:style-name="ce1">
            <text:p>45.81</text:p>
          </table:table-cell>
          <table:table-cell office:value-type="float" office:value="51.11" table:style-name="ce1">
            <text:p>51.11</text:p>
          </table:table-cell>
          <table:table-cell office:value-type="float" office:value="50.76" table:style-name="ce1">
            <text:p>50.76</text:p>
          </table:table-cell>
          <table:table-cell office:value-type="float" office:value="57.45" table:style-name="ce1">
            <text:p>57.45</text:p>
          </table:table-cell>
          <table:table-cell office:value-type="float" office:value="51.14" table:style-name="ce1">
            <text:p>51.14</text:p>
          </table:table-cell>
          <table:table-cell office:value-type="float" office:value="51.253999999999998" table:formula="of:=AVERAGE([.B18:.F18])" table:style-name="ce1">
            <text:p>51.254</text:p>
          </table:table-cell>
          <table:table-cell office:value-type="float" office:value="1.0656729230889297" table:formula="of:=1 / ([.G18]/MAX([.$G$18:.$G$23]))" table:style-name="ce1">
            <text:p>1.0656729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ov</text:p>
          </table:table-cell>
          <table:table-cell office:value-type="float" office:value="53.56" table:style-name="ce1">
            <text:p>53.56</text:p>
          </table:table-cell>
          <table:table-cell office:value-type="float" office:value="53.92" table:style-name="ce1">
            <text:p>53.92</text:p>
          </table:table-cell>
          <table:table-cell office:value-type="float" office:value="53.02" table:style-name="ce1">
            <text:p>53.02</text:p>
          </table:table-cell>
          <table:table-cell office:value-type="float" office:value="60.72" table:style-name="ce1">
            <text:p>60.72</text:p>
          </table:table-cell>
          <table:table-cell office:value-type="float" office:value="51.88" table:style-name="ce1">
            <text:p>51.88</text:p>
          </table:table-cell>
          <table:table-cell office:value-type="float" office:value="54.620000000000005" table:formula="of:=AVERAGE([.B19:.F19])" table:style-name="ce1">
            <text:p>54.62</text:p>
          </table:table-cell>
          <table:table-cell office:value-type="float" office:value="1" table:formula="of:=1 / ([.G19]/MAX([.$G$18:.$G$23]))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-g</text:p>
          </table:table-cell>
          <table:table-cell office:value-type="float" office:value="57.57" table:style-name="ce1">
            <text:p>57.57</text:p>
          </table:table-cell>
          <table:table-cell office:value-type="float" office:value="47.07" table:style-name="ce1">
            <text:p>47.07</text:p>
          </table:table-cell>
          <table:table-cell office:value-type="float" office:value="46.11" table:style-name="ce1">
            <text:p>46.11</text:p>
          </table:table-cell>
          <table:table-cell office:value-type="float" office:value="51.07" table:style-name="ce1">
            <text:p>51.07</text:p>
          </table:table-cell>
          <table:table-cell office:value-type="float" office:value="57.34" table:style-name="ce1">
            <text:p>57.34</text:p>
          </table:table-cell>
          <table:table-cell office:value-type="float" office:value="51.831999999999994" table:formula="of:=AVERAGE([.B20:.F20])" table:style-name="ce1">
            <text:p>51.832</text:p>
          </table:table-cell>
          <table:table-cell office:value-type="float" office:value="1.0537891649945981" table:formula="of:=1 / ([.G20]/MAX([.$G$18:.$G$23]))" table:style-name="ce1">
            <text:p>1.0537891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/ -O2</text:p>
          </table:table-cell>
          <table:table-cell office:value-type="float" office:value="15.76" table:style-name="ce1">
            <text:p>15.76</text:p>
          </table:table-cell>
          <table:table-cell office:value-type="float" office:value="15.76" table:style-name="ce1">
            <text:p>15.76</text:p>
          </table:table-cell>
          <table:table-cell office:value-type="float" office:value="15.75" table:style-name="ce1">
            <text:p>15.75</text:p>
          </table:table-cell>
          <table:table-cell office:value-type="float" office:value="15.77" table:style-name="ce1">
            <text:p>15.77</text:p>
          </table:table-cell>
          <table:table-cell office:value-type="float" office:value="15.76" table:style-name="ce1">
            <text:p>15.76</text:p>
          </table:table-cell>
          <table:table-cell office:value-type="float" office:value="15.76" table:formula="of:=AVERAGE([.B21:.F21])" table:style-name="ce1">
            <text:p>15.76</text:p>
          </table:table-cell>
          <table:table-cell office:value-type="float" office:value="3.4657360406091371" table:formula="of:=1 / ([.G21]/MAX([.$G$18:.$G$23]))" table:style-name="ce1">
            <text:p>3.4657360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/ -O3</text:p>
          </table:table-cell>
          <table:table-cell office:value-type="float" office:value="11.79" table:style-name="ce1">
            <text:p>11.79</text:p>
          </table:table-cell>
          <table:table-cell office:value-type="float" office:value="15.82" table:style-name="ce1">
            <text:p>15.82</text:p>
          </table:table-cell>
          <table:table-cell office:value-type="float" office:value="15.75" table:style-name="ce1">
            <text:p>15.75</text:p>
          </table:table-cell>
          <table:table-cell office:value-type="float" office:value="10.8" table:style-name="ce1">
            <text:p>10.8</text:p>
          </table:table-cell>
          <table:table-cell office:value-type="float" office:value="15.77" table:style-name="ce1">
            <text:p>15.77</text:p>
          </table:table-cell>
          <table:table-cell office:value-type="float" office:value="13.985999999999999" table:formula="of:=AVERAGE([.B22:.F22])" table:style-name="ce1">
            <text:p>13.986</text:p>
          </table:table-cell>
          <table:table-cell office:value-type="float" office:value="3.9053339053339062" table:formula="of:=1 / ([.G22]/MAX([.$G$18:.$G$23]))" table:style-name="ce1">
            <text:p>3.9053339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/ -Os</text:p>
          </table:table-cell>
          <table:table-cell office:value-type="float" office:value="16.96" table:style-name="ce1">
            <text:p>16.96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17.96" table:style-name="ce1">
            <text:p>17.96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17.95" table:style-name="ce1">
            <text:p>17.95</text:p>
          </table:table-cell>
          <table:table-cell office:value-type="float" office:value="17.750000000000004" table:formula="of:=AVERAGE([.B23:.F23])" table:style-name="ce1">
            <text:p>17.75</text:p>
          </table:table-cell>
          <table:table-cell office:value-type="float" office:value="3.0771830985915489" table:formula="of:=1 / ([.G23]/MAX([.$G$18:.$G$23]))" table:style-name="ce1">
            <text:p>3.07718309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ags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Reduc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g</text:p>
          </table:table-cell>
          <table:table-cell office:value-type="float" office:value="39" table:style-name="ce1">
            <text:p>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/ -O3</text:p>
          </table:table-cell>
          <table:table-cell office:value-type="float" office:value="201" table:style-name="ce1">
            <text:p>201</text:p>
          </table:table-cell>
          <table:table-cell office:value-type="float" office:value="0.19402985074626863" table:formula="of:=1/([.B27]/[.B26])" table:style-name="ce1">
            <text:p>0.19402985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nction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Cou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ocessRotateCWReference</text:p>
          </table:table-cell>
          <table:table-cell office:value-type="float" office:value="224" table:style-name="ce1">
            <text:p>224</text:p>
          </table:table-cell>
          <table:table-cell office:value-type="float" office:value="1376" table:style-name="ce1">
            <text:p>137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ocessMoveLeftReference</text:p>
          </table:table-cell>
          <table:table-cell office:value-type="float" office:value="78" table:style-name="ce1">
            <text:p>78</text:p>
          </table:table-cell>
          <table:table-cell office:value-type="float" office:value="200" table:style-name="ce1">
            <text:p>2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ocessMoveRightReference</text:p>
          </table:table-cell>
          <table:table-cell office:value-type="float" office:value="176" table:style-name="ce1">
            <text:p>176</text:p>
          </table:table-cell>
          <table:table-cell office:value-type="float" office:value="184" table:style-name="ce1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ocessMoveUpReference</text:p>
          </table:table-cell>
          <table:table-cell office:value-type="float" office:value="29" table:style-name="ce1">
            <text:p>29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essMoveDownReference</text:p>
          </table:table-cell>
          <table:table-cell office:value-type="float" office:value="127" table:style-name="ce1">
            <text:p>127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essRotateCCWReference</text:p>
          </table:table-cell>
          <table:table-cell office:value-type="float" office:value="269" table:style-name="ce1">
            <text:p>269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essMirrorXReference</text:p>
          </table:table-cell>
          <table:table-cell office:value-type="float" office:value="296" table:style-name="ce1">
            <text:p>29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essMirrorYReference</text:p>
          </table:table-cell>
          <table:table-cell office:value-type="float" office:value="328" table:style-name="ce1">
            <text:p>32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plementation_driver_reference</text:p>
          </table:table-cell>
          <table:table-cell office:value-type="float" office:value="364" table:style-name="ce1">
            <text:p>36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database-ranges>
        <table:database-range table:target-range-address="Sheet1.A29:Sheet1.C38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Prerak Chaudhari</dc:creator>
    <meta:creation-date>2022-09-21T10:55:14Z</meta:creation-date>
    <dc:date>2022-09-25T03:06:38Z</dc:date>
    <meta:editing-cycles>2</meta:editing-cycles>
    <meta:editing-duration>PT1044S</meta:editing-duration>
  </office:meta>
</office:document-meta>
</file>